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af61" officeooo:paragraph-rsid="000daf61"/>
    </style:style>
    <style:style style:name="P2" style:family="paragraph" style:parent-style-name="Standard">
      <style:text-properties officeooo:rsid="000f4f3f" officeooo:paragraph-rsid="000f4f3f"/>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fo:color="#000000" style:font-name="Courier New" fo:font-size="10pt" style:font-size-asian="10pt"/>
    </style:style>
    <style:style style:name="T1" style:family="text">
      <style:text-properties fo:color="#000000" style:font-name="Courier New" fo:font-size="10pt" style:font-size-asian="10pt"/>
    </style:style>
    <style:style style:name="T2" style:family="text">
      <style:text-properties fo:color="#000000" style:font-name="Courier New" fo:font-size="10pt" style:text-underline-style="solid" style:text-underline-width="auto" style:text-underline-color="font-color" style:font-size-asian="10pt"/>
    </style:style>
    <style:style style:name="T3" style:family="text">
      <style:text-properties fo:color="#000000" style:font-name="Courier New" fo:font-size="10pt" fo:font-style="italic" style:font-size-asian="10pt" style:font-style-asian="italic"/>
    </style:style>
    <style:style style:name="T4" style:family="text">
      <style:text-properties fo:color="#7f0055" style:font-name="Courier New" fo:font-size="10pt" fo:font-weight="bold" style:font-size-asian="10pt" style:font-weight-asian="bold"/>
    </style:style>
    <style:style style:name="T5" style:family="text">
      <style:text-properties fo:color="#3f7f5f" style:font-name="Courier New" fo:font-size="10pt" style:font-size-asian="10pt"/>
    </style:style>
    <style:style style:name="T6" style:family="text">
      <style:text-properties fo:color="#3f7f5f" style:font-name="Courier New" fo:font-size="10pt" style:text-underline-style="solid" style:text-underline-width="auto" style:text-underline-color="font-color" style:font-size-asian="10pt"/>
    </style:style>
    <style:style style:name="T7" style:family="text">
      <style:text-properties fo:color="#2a00ff" style:font-name="Courier New" fo:font-size="10pt" style:font-size-asian="10pt"/>
    </style:style>
    <style:style style:name="T8" style:family="text">
      <style:text-properties fo:color="#0000c0" style:font-name="Courier New" fo:font-size="10pt" fo:font-style="italic" style:font-size-asian="10pt" style:font-style-asian="italic"/>
    </style:style>
    <style:style style:name="T9" style:family="text">
      <style:text-properties officeooo:rsid="001129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it: Subo PExec</text:p>
      <text:p text:style-name="P1"/>
      <text:p text:style-name="P1">En este comit subí el ejercicio PExec <text:s/>planteado en clase, en el cual debiamos de realizar un ejercicio en el que pudieramos ejecutar diferentes programas.</text:p>
      <text:p text:style-name="P1"/>
      <text:p text:style-name="P1">Lo mas complicado del programa, para mi fue como conseguir ejecutar el programa que quieras, y aqui pongo un ejemplo para explicar como lo he llevado a cabo.</text:p>
      <text:p text:style-name="P1"/>
      <text:p text:style-name="P1"><text:span text:style-name="T1"><text:s/></text:span><text:span text:style-name="T4">private</text:span><text:span text:style-name="T1"> </text:span><text:span text:style-name="T4">void</text:span><text:span text:style-name="T1"> button1MouseClicked(java.awt.event.MouseEvent evt) {</text:span><text:span text:style-name="T5">//GEN-FIRST:event_button1MouseClicked</text:span></text:p>
      <text:p text:style-name="P3"><text:span text:style-name="T1"><text:s text:c="8"/></text:span><text:span text:style-name="T4">try</text:span><text:span text:style-name="T1"> </text:span></text:p>
      <text:p text:style-name="P4"><text:s text:c="8"/>{ </text:p>
      <text:p text:style-name="P4"><text:s text:c="12"/></text:p>
      <text:p text:style-name="P3"><text:span text:style-name="T1"><text:s text:c="11"/>Process </text:span><text:span text:style-name="T2">p</text:span><text:span text:style-name="T1"> = Runtime.</text:span><text:span text:style-name="T3">getRuntime</text:span><text:span text:style-name="T1">().exec (</text:span><text:span text:style-name="T7">"C:/Program Files (x86)/Mozilla Firefox/firefox.exe"</text:span><text:span text:style-name="T1">);</text:span></text:p>
      <text:p text:style-name="P3"><text:span text:style-name="T1"><text:s text:c="11"/></text:span><text:span text:style-name="T5">//</text:span><text:span text:style-name="T6">Ruta</text:span><text:span text:style-name="T5"> </text:span><text:span text:style-name="T6">por</text:span><text:span text:style-name="T5"> </text:span><text:span text:style-name="T6">defecto</text:span><text:span text:style-name="T5"> </text:span><text:span text:style-name="T6">de</text:span><text:span text:style-name="T5"> </text:span><text:span text:style-name="T6">firefox</text:span><text:span text:style-name="T5">.</text:span></text:p>
      <text:p text:style-name="P4"><text:s text:c="11"/></text:p>
      <text:p text:style-name="P4"><text:s text:c="8"/>} </text:p>
      <text:p text:style-name="P3"><text:span text:style-name="T1"><text:s text:c="8"/></text:span><text:span text:style-name="T4">catch</text:span><text:span text:style-name="T1"> (Exception e) </text:span></text:p>
      <text:p text:style-name="P4"><text:s text:c="8"/>{ </text:p>
      <text:p text:style-name="P3"><text:span text:style-name="T1"><text:s text:c="11"/>System.</text:span><text:span text:style-name="T8">out</text:span><text:span text:style-name="T1">.println(</text:span><text:span text:style-name="T7">"Programa no ejecutable"</text:span><text:span text:style-name="T1">); </text:span></text:p>
      <text:p text:style-name="P4"><text:s text:c="8"/>}</text:p>
      <text:p text:style-name="P3"><text:span text:style-name="T1"><text:s text:c="4"/>}</text:span><text:span text:style-name="T5">//GEN-LAST:event_button1MouseClicked</text:span></text:p>
      <text:p text:style-name="P1"/>
      <text:p text:style-name="P1">En este caso defino las acciones que ocurren al pulsar los diferentes botones, en el caso que estoy exponiendo es el del navegador, mediante un try catch para que nos mostrase un error en caso de que no puediese ejecutarse. </text:p>
      <text:p text:style-name="P1">Usamos la clase process. </text:p>
      <text:p text:style-name="P1"/>
      <text:p text:style-name="P2">Y asi con los diferentes botones que se quieran crear.</text:p>
      <text:p text:style-name="P2"/>
      <text:p text:style-name="P2">En cuanto al proyecto PJsonServer, he tenido muchos problemas con las clases de Json y no he podido realizar el proyecto, por eso no he subido nada al respecto en GitHub.</text:p>
      <text:p text:style-name="P2"/>
      <text:p text:style-name="P2"/>
      <text:p text:style-name="P2"/>
      <text:p text:style-name="P2"/>
      <text:p text:style-name="P2">Autoevaluación:</text:p>
      <text:p text:style-name="P2"/>
      <text:p text:style-name="P2">Nota de Conocimientos : 6</text:p>
      <text:p text:style-name="P2"/>
      <text:p text:style-name="P2">Creo que he alcanzado un nivel suficiente en la asignatura, debo de repasar el Json.</text:p>
      <text:p text:style-name="P2"/>
      <text:p text:style-name="P2">Nota de trabajo: 6</text:p>
      <text:p text:style-name="P2"/>
      <text:p text:style-name="P2">En general podria haber trabajado mas en la asignatura</text:p>
      <text:p text:style-name="P2"/>
      <text:p text:style-name="P2">Nota Justa: 5</text:p>
      <text:p text:style-name="P2"/>
      <text:p text:style-name="P2">Creo que merezco esta nota en la asignatur<text:span text:style-name="T9">a debido al esfuerzo realizado y los conociemientos adquiri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36S</meta:editing-duration>
    <meta:editing-cycles>6</meta:editing-cycles>
    <meta:generator>LibreOffice/4.1.3.2$Windows_x86 LibreOffice_project/70feb7d99726f064edab4605a8ab840c50ec57a</meta:generator>
    <dc:date>2014-02-20T20:26:53.677000000</dc:date>
    <meta:document-statistic meta:table-count="0" meta:image-count="0" meta:object-count="0" meta:page-count="1" meta:paragraph-count="27" meta:word-count="224" meta:character-count="1564" meta:non-whitespace-character-count="1247"/>
    <meta:user-defined meta:name="Info 1"/>
    <meta:user-defined meta:name="Info 2"/>
    <meta:user-defined meta:name="Info 3"/>
    <meta:user-defined meta:name="Info 4"/>
  </office:meta>
</office:document-meta>
</file>